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GMaruGothicMPRO" svg:font-family="HGMaruGothicMPRO" style:font-family-generic="swiss" style:font-pitch="variable" svg:panose-1="2 15 6 0 0 0 0 0 0 0"/>
    <style:font-face style:name="Al Tarikh" svg:font-family="Al Tarikh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HGMaruGothicMPRO" style:font-name-asian="HGMaruGothicMPRO" style:font-name-complex="Al Tarikh" fo:language="en" fo:country="US"/>
    </style:style>
    <style:style style:name="P2" style:parent-style-name="Standard" style:family="paragraph">
      <style:text-properties style:font-name="HGMaruGothicMPRO" style:font-name-asian="HGMaruGothicMPRO" style:font-name-complex="Al Tarikh" fo:language="en" fo:country="US"/>
    </style:style>
    <style:style style:name="P3" style:parent-style-name="Standard" style:family="paragraph">
      <style:paragraph-properties fo:text-align="center"/>
      <style:text-properties style:font-name="HGMaruGothicMPRO" style:font-name-asian="HGMaruGothicMPRO" style:font-name-complex="Al Tarikh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style:font-name="HGMaruGothicMPRO" style:font-name-asian="HGMaruGothicMPRO" style:font-name-complex="Al Tarikh"/>
    </style:style>
    <style:style style:name="P5" style:parent-style-name="Standard" style:family="paragraph">
      <style:text-properties style:font-name="HGMaruGothicMPRO" style:font-name-asian="HGMaruGothicMPRO" style:font-name-complex="Al Tarikh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font-name="HGMaruGothicMPRO" style:font-name-asian="HGMaruGothicMPRO" style:font-name-complex="Al Tarikh"/>
    </style:style>
    <style:style style:name="P7" style:parent-style-name="Standard" style:family="paragraph">
      <style:text-properties style:font-name="HGMaruGothicMPRO" style:font-name-asian="HGMaruGothicMPRO" style:font-name-complex="Al Tarikh"/>
    </style:style>
    <style:style style:name="P8" style:parent-style-name="Standard" style:family="paragraph">
      <style:text-properties style:font-name="HGMaruGothicMPRO" style:font-name-asian="HGMaruGothicMPRO" style:font-name-complex="Al Tarikh"/>
    </style:style>
    <style:style style:name="P9" style:parent-style-name="Standard" style:family="paragraph">
      <style:text-properties style:font-name="HGMaruGothicMPRO" style:font-name-asian="HGMaruGothicMPRO" style:font-name-complex="Al Tarikh"/>
    </style:style>
    <style:style style:name="P10" style:parent-style-name="Standard" style:family="paragraph">
      <style:text-properties style:font-name="HGMaruGothicMPRO" style:font-name-asian="HGMaruGothicMPRO" style:font-name-complex="Al Tarikh"/>
    </style:style>
    <style:style style:name="P11" style:parent-style-name="Standard" style:family="paragraph">
      <style:text-properties style:font-name="HGMaruGothicMPRO" style:font-name-asian="HGMaruGothicMPRO" style:font-name-complex="Al Tarikh"/>
    </style:style>
    <style:style style:name="P12" style:parent-style-name="Standard" style:family="paragraph">
      <style:text-properties style:font-name="HGMaruGothicMPRO" style:font-name-asian="HGMaruGothicMPRO" style:font-name-complex="Al Tarikh"/>
    </style:style>
    <style:style style:name="P13" style:parent-style-name="Standard" style:family="paragraph">
      <style:text-properties style:font-name="HGMaruGothicMPRO" style:font-name-asian="HGMaruGothicMPRO" style:font-name-complex="Al Tarikh"/>
    </style:style>
    <style:style style:name="P14" style:parent-style-name="Standard" style:family="paragraph">
      <style:text-properties style:font-name="HGMaruGothicMPRO" style:font-name-asian="HGMaruGothicMPRO" style:font-name-complex="Al Tarikh"/>
    </style:style>
    <style:style style:name="P15" style:parent-style-name="Standard" style:family="paragraph">
      <style:text-properties style:font-name="HGMaruGothicMPRO" style:font-name-asian="HGMaruGothicMPRO" style:font-name-complex="Al Tarikh"/>
    </style:style>
    <style:style style:name="P16" style:parent-style-name="Standard" style:family="paragraph">
      <style:text-properties style:font-name="HGMaruGothicMPRO" style:font-name-asian="HGMaruGothicMPRO" style:font-name-complex="Al Tarikh"/>
    </style:style>
    <style:style style:name="P17" style:parent-style-name="Standard" style:family="paragraph">
      <style:text-properties style:font-name="HGMaruGothicMPRO" style:font-name-asian="HGMaruGothicMPRO" style:font-name-complex="Al Tarikh"/>
    </style:style>
    <style:style style:name="P18" style:parent-style-name="Standard" style:family="paragraph">
      <style:text-properties style:font-name="HGMaruGothicMPRO" style:font-name-asian="HGMaruGothicMPRO" style:font-name-complex="Al Tarikh"/>
    </style:style>
    <style:style style:name="P19" style:parent-style-name="Standard" style:family="paragraph">
      <style:text-properties style:font-name="HGMaruGothicMPRO" style:font-name-asian="HGMaruGothicMPRO" style:font-name-complex="Al Tarikh"/>
    </style:style>
    <style:style style:name="P20" style:parent-style-name="Standard" style:family="paragraph">
      <style:text-properties style:font-name="HGMaruGothicMPRO" style:font-name-asian="HGMaruGothicMPRO" style:font-name-complex="Al Tarikh"/>
    </style:style>
    <style:style style:name="P21" style:parent-style-name="Standard" style:family="paragraph">
      <style:text-properties style:font-name="HGMaruGothicMPRO" style:font-name-asian="HGMaruGothicMPRO" style:font-name-complex="Al Tarikh"/>
    </style:style>
    <style:style style:name="P22" style:parent-style-name="Standard" style:family="paragraph">
      <style:text-properties style:font-name="HGMaruGothicMPRO" style:font-name-asian="HGMaruGothicMPRO" style:font-name-complex="Al Tarikh"/>
    </style:style>
    <style:style style:name="P23" style:parent-style-name="Standard" style:family="paragraph">
      <style:text-properties style:font-name="HGMaruGothicMPRO" style:font-name-asian="HGMaruGothicMPRO" style:font-name-complex="Al Tarikh"/>
    </style:style>
    <style:style style:name="T24" style:parent-style-name="Policepardéfaut" style:family="text">
      <style:text-properties style:font-name="HGMaruGothicMPRO" style:font-name-asian="HGMaruGothicMPRO" style:font-name-complex="Al Tarikh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style:font-name="HGMaruGothicMPRO" style:font-name-asian="HGMaruGothicMPRO" style:font-name-complex="Cambria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style:font-name="HGMaruGothicMPRO" style:font-name-asian="HGMaruGothicMPRO" style:font-name-complex="Al Tarikh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style:font-name="HGMaruGothicMPRO" style:font-name-asian="HGMaruGothicMPRO" style:font-name-complex="Al Tarikh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font-name="HGMaruGothicMPRO" style:font-name-asian="HGMaruGothicMPRO" style:font-name-complex="Al Tarikh"/>
    </style:style>
    <style:style style:name="P29" style:parent-style-name="Standard" style:family="paragraph">
      <style:text-properties style:font-name="HGMaruGothicMPRO" style:font-name-asian="HGMaruGothicMPRO" style:font-name-complex="Al Tarikh"/>
    </style:style>
    <style:style style:name="P30" style:parent-style-name="Standard" style:family="paragraph">
      <style:text-properties style:font-name="HGMaruGothicMPRO" style:font-name-asian="HGMaruGothicMPRO" style:font-name-complex="Al Tarikh"/>
    </style:style>
    <style:style style:name="P31" style:parent-style-name="Standard" style:family="paragraph">
      <style:text-properties style:font-name="HGMaruGothicMPRO" style:font-name-asian="HGMaruGothicMPRO" style:font-name-complex="Al Tarikh"/>
    </style:style>
    <style:style style:name="P32" style:parent-style-name="Standard" style:family="paragraph">
      <style:text-properties style:font-name="HGMaruGothicMPRO" style:font-name-asian="HGMaruGothicMPRO" style:font-name-complex="Al Tarikh"/>
    </style:style>
    <style:style style:name="P33" style:parent-style-name="Standard" style:family="paragraph">
      <style:text-properties style:font-name="HGMaruGothicMPRO" style:font-name-asian="HGMaruGothicMPRO" style:font-name-complex="Al Tarikh"/>
    </style:style>
    <style:style style:name="P34" style:parent-style-name="Standard" style:family="paragraph">
      <style:text-properties style:font-name="HGMaruGothicMPRO" style:font-name-asian="HGMaruGothicMPRO" style:font-name-complex="Al Tarikh"/>
    </style:style>
    <style:style style:name="P35" style:parent-style-name="Standard" style:family="paragraph">
      <style:text-properties style:font-name="HGMaruGothicMPRO" style:font-name-asian="HGMaruGothicMPRO" style:font-name-complex="Al Tarikh"/>
    </style:style>
    <style:style style:name="P36" style:parent-style-name="Standard" style:family="paragraph">
      <style:text-properties style:font-name="HGMaruGothicMPRO" style:font-name-asian="HGMaruGothicMPRO" style:font-name-complex="Al Tarikh"/>
    </style:style>
    <style:style style:name="P37" style:parent-style-name="Standard" style:family="paragraph">
      <style:text-properties style:font-name="HGMaruGothicMPRO" style:font-name-asian="HGMaruGothicMPRO" style:font-name-complex="Al Tarikh"/>
    </style:style>
    <style:style style:name="P38" style:parent-style-name="Standard" style:family="paragraph">
      <style:text-properties style:font-name="HGMaruGothicMPRO" style:font-name-asian="HGMaruGothicMPRO" style:font-name-complex="Al Tarikh"/>
    </style:style>
    <style:style style:name="P39" style:parent-style-name="Standard" style:family="paragraph">
      <style:text-properties style:font-name="HGMaruGothicMPRO" style:font-name-asian="HGMaruGothicMPRO" style:font-name-complex="Al Tarikh"/>
    </style:style>
    <style:style style:name="P40" style:parent-style-name="Standard" style:family="paragraph">
      <style:text-properties style:font-name="HGMaruGothicMPRO" style:font-name-asian="HGMaruGothicMPRO" style:font-name-complex="Al Tarikh"/>
    </style:style>
    <style:style style:name="P41" style:parent-style-name="Standard" style:family="paragraph">
      <style:text-properties style:font-name="HGMaruGothicMPRO" style:font-name-asian="HGMaruGothicMPRO" style:font-name-complex="Al Tarikh"/>
    </style:style>
    <style:style style:name="P42" style:parent-style-name="Standard" style:family="paragraph">
      <style:text-properties style:font-name="HGMaruGothicMPRO" style:font-name-asian="HGMaruGothicMPRO" style:font-name-complex="Al Tarikh"/>
    </style:style>
    <style:style style:name="P43" style:parent-style-name="Standard" style:family="paragraph">
      <style:text-properties style:font-name="HGMaruGothicMPRO" style:font-name-asian="HGMaruGothicMPRO" style:font-name-complex="Al Tarikh"/>
    </style:style>
    <style:style style:name="P44" style:parent-style-name="Standard" style:family="paragraph">
      <style:text-properties style:font-name="HGMaruGothicMPRO" style:font-name-asian="HGMaruGothicMPRO" style:font-name-complex="Al Tarikh"/>
    </style:style>
    <style:style style:name="P45" style:parent-style-name="Standard" style:family="paragraph">
      <style:text-properties style:font-name="HGMaruGothicMPRO" style:font-name-asian="HGMaruGothicMPRO" style:font-name-complex="Al Tarikh"/>
    </style:style>
    <style:style style:name="P46" style:parent-style-name="Standard" style:family="paragraph">
      <style:text-properties style:font-name="HGMaruGothicMPRO" style:font-name-asian="HGMaruGothicMPRO" style:font-name-complex="Al Tarikh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style:font-name="HGMaruGothicMPRO" style:font-name-asian="HGMaruGothicMPRO" style:font-name-complex="Al Tarikh"/>
    </style:style>
    <style:style style:name="P48" style:parent-style-name="Standard" style:family="paragraph">
      <style:text-properties style:font-name="HGMaruGothicMPRO" style:font-name-asian="HGMaruGothicMPRO" style:font-name-complex="Al Tarikh"/>
    </style:style>
    <style:style style:name="P49" style:parent-style-name="Standard" style:family="paragraph">
      <style:text-properties style:font-name="HGMaruGothicMPRO" style:font-name-asian="HGMaruGothicMPRO" style:font-name-complex="Al Tarikh"/>
    </style:style>
    <style:style style:name="P50" style:parent-style-name="Standard" style:family="paragraph">
      <style:text-properties style:font-name="HGMaruGothicMPRO" style:font-name-asian="HGMaruGothicMPRO" style:font-name-complex="Al Tarikh"/>
    </style:style>
    <style:style style:name="P51" style:parent-style-name="Standard" style:family="paragraph">
      <style:text-properties style:font-name="HGMaruGothicMPRO" style:font-name-asian="HGMaruGothicMPRO" style:font-name-complex="Al Tarikh"/>
    </style:style>
    <style:style style:name="P52" style:parent-style-name="Standard" style:family="paragraph">
      <style:text-properties style:font-name="HGMaruGothicMPRO" style:font-name-asian="HGMaruGothicMPRO" style:font-name-complex="Al Tarikh"/>
    </style:style>
    <style:style style:name="P53" style:parent-style-name="Standard" style:family="paragraph">
      <style:text-properties style:font-name="HGMaruGothicMPRO" style:font-name-asian="HGMaruGothicMPRO" style:font-name-complex="Al Tarikh"/>
    </style:style>
    <style:style style:name="P54" style:parent-style-name="Standard" style:family="paragraph">
      <style:text-properties style:font-name="HGMaruGothicMPRO" style:font-name-asian="HGMaruGothicMPRO" style:font-name-complex="Al Tarikh"/>
    </style:style>
    <style:style style:name="P55" style:parent-style-name="Standard" style:family="paragraph">
      <style:text-properties style:font-name="HGMaruGothicMPRO" style:font-name-asian="HGMaruGothicMPRO" style:font-name-complex="Al Tarikh"/>
    </style:style>
    <style:style style:name="P56" style:parent-style-name="Standard" style:family="paragraph">
      <style:text-properties style:font-name="HGMaruGothicMPRO" style:font-name-asian="HGMaruGothicMPRO" style:font-name-complex="Al Tarikh"/>
    </style:style>
    <style:style style:name="P57" style:parent-style-name="Standard" style:family="paragraph">
      <style:text-properties style:font-name="HGMaruGothicMPRO" style:font-name-asian="HGMaruGothicMPRO" style:font-name-complex="Al Tarikh"/>
    </style:style>
    <style:style style:name="P58" style:parent-style-name="Standard" style:family="paragraph">
      <style:text-properties style:font-name="HGMaruGothicMPRO" style:font-name-asian="HGMaruGothicMPRO" style:font-name-complex="Al Tarikh"/>
    </style:style>
    <style:style style:name="P59" style:parent-style-name="Standard" style:family="paragraph">
      <style:text-properties style:font-name="HGMaruGothicMPRO" style:font-name-asian="HGMaruGothicMPRO" style:font-name-complex="Al Tarikh"/>
    </style:style>
    <style:style style:name="P60" style:parent-style-name="Standard" style:family="paragraph">
      <style:text-properties style:font-name="HGMaruGothicMPRO" style:font-name-asian="HGMaruGothicMPRO" style:font-name-complex="Al Tarikh"/>
    </style:style>
    <style:style style:name="P61" style:parent-style-name="Standard" style:family="paragraph">
      <style:text-properties style:font-name="HGMaruGothicMPRO" style:font-name-asian="HGMaruGothicMPRO" style:font-name-complex="Al Tarikh"/>
    </style:style>
    <style:style style:name="P62" style:parent-style-name="Standard" style:family="paragraph">
      <style:text-properties style:font-name="HGMaruGothicMPRO" style:font-name-asian="HGMaruGothicMPRO" style:font-name-complex="Al Tarikh"/>
    </style:style>
    <style:style style:name="P63" style:parent-style-name="Standard" style:family="paragraph">
      <style:text-properties style:font-name="HGMaruGothicMPRO" style:font-name-asian="HGMaruGothicMPRO" style:font-name-complex="Al Tarikh"/>
    </style:style>
    <style:style style:name="P64" style:parent-style-name="Standard" style:family="paragraph">
      <style:text-properties style:font-name="HGMaruGothicMPRO" style:font-name-asian="HGMaruGothicMPRO" style:font-name-complex="Al Tarikh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style:font-name="HGMaruGothicMPRO" style:font-name-asian="HGMaruGothicMPRO" style:font-name-complex="Al Tarikh"/>
    </style:style>
    <style:style style:name="P66" style:parent-style-name="Standard" style:family="paragraph">
      <style:text-properties style:font-name="HGMaruGothicMPRO" style:font-name-asian="HGMaruGothicMPRO" style:font-name-complex="Al Tarikh"/>
    </style:style>
    <style:style style:name="P67" style:parent-style-name="Standard" style:family="paragraph">
      <style:text-properties style:font-name="HGMaruGothicMPRO" style:font-name-asian="HGMaruGothicMPRO" style:font-name-complex="Al Tarikh"/>
    </style:style>
    <style:style style:name="P68" style:parent-style-name="Standard" style:family="paragraph">
      <style:text-properties style:font-name="HGMaruGothicMPRO" style:font-name-asian="HGMaruGothicMPRO" style:font-name-complex="Al Tarikh"/>
    </style:style>
    <style:style style:name="P69" style:parent-style-name="Standard" style:family="paragraph">
      <style:text-properties style:font-name="HGMaruGothicMPRO" style:font-name-asian="HGMaruGothicMPRO" style:font-name-complex="Al Tarikh"/>
    </style:style>
    <style:style style:name="P70" style:parent-style-name="Standard" style:family="paragraph">
      <style:text-properties style:font-name="HGMaruGothicMPRO" style:font-name-asian="HGMaruGothicMPRO" style:font-name-complex="Al Tarikh"/>
    </style:style>
    <style:style style:name="P71" style:parent-style-name="Standard" style:family="paragraph">
      <style:text-properties style:font-name="HGMaruGothicMPRO" style:font-name-asian="HGMaruGothicMPRO" style:font-name-complex="Al Tarikh"/>
    </style:style>
    <style:style style:name="P72" style:parent-style-name="Standard" style:family="paragraph">
      <style:text-properties style:font-name="HGMaruGothicMPRO" style:font-name-asian="HGMaruGothicMPRO" style:font-name-complex="Al Tarikh"/>
    </style:style>
    <style:style style:name="P73" style:parent-style-name="Standard" style:family="paragraph">
      <style:text-properties style:font-name="HGMaruGothicMPRO" style:font-name-asian="HGMaruGothicMPRO" style:font-name-complex="Al Tarikh"/>
    </style:style>
    <style:style style:name="P74" style:parent-style-name="Standard" style:family="paragraph">
      <style:text-properties style:font-name="HGMaruGothicMPRO" style:font-name-asian="HGMaruGothicMPRO" style:font-name-complex="Al Tarikh"/>
    </style:style>
    <style:style style:name="P75" style:parent-style-name="Standard" style:family="paragraph">
      <style:text-properties style:font-name="HGMaruGothicMPRO" style:font-name-asian="HGMaruGothicMPRO" style:font-name-complex="Al Tarikh"/>
    </style:style>
    <style:style style:name="P76" style:parent-style-name="Standard" style:family="paragraph">
      <style:text-properties style:font-name="HGMaruGothicMPRO" style:font-name-asian="HGMaruGothicMPRO" style:font-name-complex="Al Tarikh"/>
    </style:style>
    <style:style style:name="P77" style:parent-style-name="Standard" style:family="paragraph">
      <style:text-properties style:font-name="HGMaruGothicMPRO" style:font-name-asian="HGMaruGothicMPRO" style:font-name-complex="Al Tarikh"/>
    </style:style>
    <style:style style:name="P78" style:parent-style-name="Standard" style:family="paragraph">
      <style:text-properties style:font-name="HGMaruGothicMPRO" style:font-name-asian="HGMaruGothicMPRO" style:font-name-complex="Al Tarikh"/>
    </style:style>
    <style:style style:name="P79" style:parent-style-name="Standard" style:family="paragraph">
      <style:text-properties style:font-name="HGMaruGothicMPRO" style:font-name-asian="HGMaruGothicMPRO" style:font-name-complex="Al Tarikh"/>
    </style:style>
    <style:style style:name="P80" style:parent-style-name="Standard" style:family="paragraph">
      <style:text-properties style:font-name="HGMaruGothicMPRO" style:font-name-asian="HGMaruGothicMPRO" style:font-name-complex="Al Tarikh"/>
    </style:style>
    <style:style style:name="P81" style:parent-style-name="Standard" style:family="paragraph">
      <style:text-properties style:font-name="HGMaruGothicMPRO" style:font-name-asian="HGMaruGothicMPRO" style:font-name-complex="Al Tarikh"/>
    </style:style>
    <style:style style:name="P82" style:parent-style-name="Standard" style:family="paragraph">
      <style:text-properties style:font-name="HGMaruGothicMPRO" style:font-name-asian="HGMaruGothicMPRO" style:font-name-complex="Al Tarikh"/>
    </style:style>
  </office:automatic-styles>
  <office:body>
    <office:text text:use-soft-page-breaks="true">
      <text:p text:style-name="P1">LORENZELLI</text:p>
      <text:p text:style-name="P2">Antony</text:p>
      <text:p text:style-name="P3">TP6</text:p>
      <text:p text:style-name="P4"/>
      <text:p text:style-name="P5">Coder une translation de x:</text:p>
      <text:p text:style-name="P6">def coder (fichier,t):</text:p>
      <text:p text:style-name="P7"><text:s text:c="4"/>source=open(fichier)</text:p>
      <text:p text:style-name="P8"><text:s text:c="4"/>text=source.read()</text:p>
      <text:p text:style-name="P9"><text:s text:c="4"/>print(text)</text:p>
      <text:p text:style-name="P10"><text:s text:c="4"/>source.seek(0,0)</text:p>
      <text:p text:style-name="P11"><text:s text:c="4"/>code=open("source.cod", "w")</text:p>
      <text:p text:style-name="P12"><text:s text:c="4"/>for i in range (len(text)):</text:p>
      <text:p text:style-name="P13"><text:s text:c="8"/>x=source.read(1)</text:p>
      <text:p text:style-name="P14"><text:s text:c="8"/>if x!=" ":</text:p>
      <text:p text:style-name="P15"><text:s text:c="12"/>x=chr(ord(x)+t)</text:p>
      <text:p text:style-name="P16"><text:s text:c="8"/>code.write(x)</text:p>
      <text:p text:style-name="P17"><text:s text:c="4"/>source.close()</text:p>
      <text:p text:style-name="P18"><text:s text:c="4"/>code.close()</text:p>
      <text:p text:style-name="P19"/>
      <text:p text:style-name="P20">t=int(input("Entrez le nombre de codage: "))</text:p>
      <text:p text:style-name="P21">fichier=input("Entrez le nom du fichier: ")</text:p>
      <text:p text:style-name="P22">coder(fichier,t)</text:p>
      <text:p text:style-name="P23"/>
      <text:p text:style-name="Standard"><text:span text:style-name="T24">D</text:span><text:span text:style-name="T25">é</text:span><text:span text:style-name="T26">coder une<text:s/></text:span><text:span text:style-name="T27">translation de x:</text:span></text:p>
      <text:p text:style-name="P28">def decoder(fichier,t):</text:p>
      <text:p text:style-name="P29"><text:s text:c="4"/>code=open(fichier)</text:p>
      <text:p text:style-name="P30"><text:s text:c="4"/>text=code.read()</text:p>
      <text:p text:style-name="P31"><text:s text:c="4"/>print(text)</text:p>
      <text:p text:style-name="P32"><text:s text:c="4"/>code.seek(0,0)</text:p>
      <text:p text:style-name="P33"><text:s text:c="4"/>source=open("source.txt", "w")</text:p>
      <text:p text:style-name="P34"><text:s text:c="4"/>for i in range (len(text)):</text:p>
      <text:p text:style-name="P35"><text:s text:c="8"/>x=code.read(1)</text:p>
      <text:p text:style-name="P36"><text:s text:c="8"/>if x!=" ":</text:p>
      <text:p text:style-name="P37"><text:s text:c="12"/>x=chr(ord(x)-t)</text:p>
      <text:p text:style-name="P38"><text:s text:c="8"/>source.write(x)</text:p>
      <text:p text:style-name="P39"><text:s text:c="4"/>source.close()</text:p>
      <text:p text:style-name="P40"><text:s text:c="4"/>code.close()</text:p>
      <text:p text:style-name="P41"/>
      <text:p text:style-name="P42">t=int(input("Entrez le nombre de codage: "))</text:p>
      <text:p text:style-name="P43">fichier=input("Entrez le nom du fichier: ")</text:p>
      <text:p text:style-name="P44">decoder(fichier,t)</text:p>
      <text:p text:style-name="P45"/>
      <text:p text:style-name="P46">En minuscule:</text:p>
      <text:p text:style-name="P47">def minuscule (fichier):</text:p>
      <text:p text:style-name="P48"><text:s text:c="4"/>source=open(fichier)</text:p>
      <text:p text:style-name="P49"><text:s text:c="4"/>text=source.read()</text:p>
      <text:soft-page-break/>
      <text:p text:style-name="P50"><text:s text:c="4"/>print(text)</text:p>
      <text:p text:style-name="P51"><text:s text:c="4"/>source.seek(0,0)</text:p>
      <text:p text:style-name="P52"><text:s text:c="4"/>code=open("source.cod", "w")</text:p>
      <text:p text:style-name="P53"><text:s text:c="4"/>for i in range (len(text)):</text:p>
      <text:p text:style-name="P54"><text:s text:c="8"/>x=source.read(1)</text:p>
      <text:p text:style-name="P55"><text:s text:c="8"/>if x!=" ":</text:p>
      <text:p text:style-name="P56"><text:s text:c="12"/>x=chr(ord(x)+32)</text:p>
      <text:p text:style-name="P57"><text:s text:c="8"/>code.write(x)</text:p>
      <text:p text:style-name="P58"><text:s text:c="4"/>source.close()</text:p>
      <text:p text:style-name="P59"><text:s text:c="4"/>code.close()</text:p>
      <text:p text:style-name="P60"/>
      <text:p text:style-name="P61">fichier=input("Entrez le nom du fichier: ")</text:p>
      <text:p text:style-name="P62">minuscule(fichier)</text:p>
      <text:p text:style-name="P63"/>
      <text:p text:style-name="P64">En minuscule:</text:p>
      <text:p text:style-name="P65">def majuscule (fichier):</text:p>
      <text:p text:style-name="P66"><text:s text:c="4"/>source=open(fichier)</text:p>
      <text:p text:style-name="P67"><text:s text:c="4"/>text=source.read()</text:p>
      <text:p text:style-name="P68"><text:s text:c="4"/>print(text)</text:p>
      <text:p text:style-name="P69"><text:s text:c="4"/>source.seek(0,0)</text:p>
      <text:p text:style-name="P70"><text:s text:c="4"/>code=open("source.cod", "w")</text:p>
      <text:p text:style-name="P71"><text:s text:c="4"/>for i in range (len(text)):</text:p>
      <text:p text:style-name="P72"><text:s text:c="8"/>x=source.read(1)</text:p>
      <text:p text:style-name="P73"><text:s text:c="8"/>if x!=" ":</text:p>
      <text:p text:style-name="P74"><text:s text:c="12"/>x=chr(ord(x)-32)</text:p>
      <text:p text:style-name="P75"><text:s text:c="8"/>code.write(x)</text:p>
      <text:p text:style-name="P76"><text:s text:c="4"/>source.close()</text:p>
      <text:p text:style-name="P77"><text:s text:c="4"/>code.close()</text:p>
      <text:p text:style-name="P78"/>
      <text:p text:style-name="P79">fichier=input("Entrez le nom du fichier: ")</text:p>
      <text:p text:style-name="P80">majuscule(fichier)</text:p>
      <text:p text:style-name="P81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GMaruGothicMPRO" svg:font-family="HGMaruGothicMPRO" style:font-family-generic="swiss" style:font-pitch="variable" svg:panose-1="2 15 6 0 0 0 0 0 0 0"/>
    <style:font-face style:name="Al Tarikh" svg:font-family="Al Tarikh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tony Lorenzelli</dc:creator>
    <meta:creation-date>2009-04-16T11:32:00Z</meta:creation-date>
    <dc:date>2018-11-05T16:04:00Z</dc:date>
    <meta:template xlink:href="Normal.dotm" xlink:type="simple"/>
    <meta:editing-cycles>6</meta:editing-cycles>
    <meta:editing-duration>PT264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257" meta:character-count="1670" meta:row-count="11" meta:non-whitespace-character-count="1416"/>
  </office:meta>
</office:document-meta>
</file>